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e81293cd2c4d14cbe28960fe2f89e24" style:family="table-column">
      <style:table-column-properties fo:break-before="auto" style:use-optimal-column-width="false" style:column-width="6cm"/>
    </style:style>
    <style:style style:name="odsStyleTableColumn-d3acfb5e629bd4aa60901b2aa43c15bc" style:family="table-column">
      <style:table-column-properties fo:break-before="auto" style:use-optimal-column-width="false" style:column-width="5cm"/>
    </style:style>
    <style:style style:name="odsStyleTableColumn-4a550f71420e64231619c5bba038f257" style:family="table-column">
      <style:table-column-properties fo:break-before="auto" style:use-optimal-column-width="false" style:column-width="3cm"/>
    </style:style>
    <style:style style:name="odsStyleTableCell-4e2bf723cd85b52fad58b4ddbe1dc17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fe323921add2990f0d128c473e3b3f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5949f19d738b8a45a97a9bad6d4f08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da86e70f91c04f05528d25016d9dbf3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d68c49217ea74ab10680e68fa68797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3b2ccc4c2931d6e956527d1170b0fa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e81293cd2c4d14cbe28960fe2f89e24" table:default-cell-style-name="Default"/>
        <table:table-column table:style-name="odsStyleTableColumn-d3acfb5e629bd4aa60901b2aa43c15bc" table:default-cell-style-name="Default"/>
        <table:table-column table:style-name="odsStyleTableColumn-4a550f71420e64231619c5bba038f257" table:default-cell-style-name="Default"/>
        <table:table-column table:style-name="odsStyleTableColumn-4a550f71420e64231619c5bba038f257" table:default-cell-style-name="Default"/>
        <table:table-column table:style-name="odsStyleTableColumn-4a550f71420e64231619c5bba038f25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e2bf723cd85b52fad58b4ddbe1dc17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fe323921add2990f0d128c473e3b3f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fe323921add2990f0d128c473e3b3f7" table:number-columns-spanned="5" table:number-rows-spanned="1" office:value-type="string">
            <text:p>TABLA No. 45-24</text:p>
          </table:table-cell>
          <table:covered-table-cell table:number-columns-repeated="4"/>
        </table:table-row>
        <table:table-row table:style-name="ro1">
          <table:table-cell table:style-name="odsStyleTableCell-bfe323921add2990f0d128c473e3b3f7" table:number-columns-spanned="5" table:number-rows-spanned="1" office:value-type="string">
            <text:p>TABLA DE COTIZACIONES DEL 7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fe323921add2990f0d128c473e3b3f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5949f19d738b8a45a97a9bad6d4f081" office:value-type="string">
            <text:p>PAIS</text:p>
          </table:table-cell>
          <table:table-cell table:style-name="odsStyleTableCell-d5949f19d738b8a45a97a9bad6d4f081" office:value-type="string">
            <text:p>UNIDAD MONETARIA</text:p>
          </table:table-cell>
          <table:table-cell table:style-name="odsStyleTableCell-d5949f19d738b8a45a97a9bad6d4f081" office:value-type="string">
            <text:p>MONEDA</text:p>
          </table:table-cell>
          <table:table-cell table:style-name="odsStyleTableCell-d5949f19d738b8a45a97a9bad6d4f081" office:value-type="string">
            <text:p>TIPO DE CAMBIO EN Bs POR UNIDAD DE MONEDA EXTRANJERA</text:p>
          </table:table-cell>
          <table:table-cell table:style-name="odsStyleTableCell-d5949f19d738b8a45a97a9bad6d4f081" office:value-type="string">
            <text:p>TIPO DE CAMBIO EN M.E.</text:p>
          </table:table-cell>
        </table:table-row>
        <table:table-row table:style-name="ro1">
          <table:table-cell table:style-name="odsStyleTableCell-2da86e70f91c04f05528d25016d9dbf3" office:value-type="string">
            <text:p>ESTADOS UNIDOS</text:p>
          </table:table-cell>
          <table:table-cell table:style-name="odsStyleTableCell-2da86e70f91c04f05528d25016d9dbf3" office:value-type="string">
            <text:p>DOLAR VENTA</text:p>
          </table:table-cell>
          <table:table-cell table:style-name="odsStyleTableCell-2da86e70f91c04f05528d25016d9dbf3" office:value-type="string">
            <text:p>USD.VENTA</text:p>
          </table:table-cell>
          <table:table-cell table:style-name="odsStyleTableCell-0d68c49217ea74ab10680e68fa687972" office:value-type="string">
            <text:p>6.96000</text:p>
          </table:table-cell>
          <table:table-cell table:style-name="odsStyleTableCell-0d68c49217ea74ab10680e68fa687972" office:value-type="string">
            <text:p/>
          </table:table-cell>
        </table:table-row>
        <table:table-row table:style-name="ro1">
          <table:table-cell table:style-name="odsStyleTableCell-2da86e70f91c04f05528d25016d9dbf3" office:value-type="string">
            <text:p>ESTADOS UNIDOS</text:p>
          </table:table-cell>
          <table:table-cell table:style-name="odsStyleTableCell-2da86e70f91c04f05528d25016d9dbf3" office:value-type="string">
            <text:p>DOLAR COMPRA</text:p>
          </table:table-cell>
          <table:table-cell table:style-name="odsStyleTableCell-2da86e70f91c04f05528d25016d9dbf3" office:value-type="string">
            <text:p>USD.COMPRA</text:p>
          </table:table-cell>
          <table:table-cell table:style-name="odsStyleTableCell-0d68c49217ea74ab10680e68fa687972" office:value-type="string">
            <text:p>6.86000</text:p>
          </table:table-cell>
          <table:table-cell table:style-name="odsStyleTableCell-0d68c49217ea74ab10680e68fa687972" office:value-type="string">
            <text:p/>
          </table:table-cell>
        </table:table-row>
        <table:table-row table:style-name="ro1">
          <table:table-cell table:style-name="odsStyleTableCell-2da86e70f91c04f05528d25016d9dbf3" office:value-type="string">
            <text:p>UNION EUROPEA</text:p>
          </table:table-cell>
          <table:table-cell table:style-name="odsStyleTableCell-2da86e70f91c04f05528d25016d9dbf3" office:value-type="string">
            <text:p>EURO</text:p>
          </table:table-cell>
          <table:table-cell table:style-name="odsStyleTableCell-2da86e70f91c04f05528d25016d9dbf3" office:value-type="string">
            <text:p>EUR</text:p>
          </table:table-cell>
          <table:table-cell table:style-name="odsStyleTableCell-0d68c49217ea74ab10680e68fa687972" office:value-type="string">
            <text:p>7.47464</text:p>
          </table:table-cell>
          <table:table-cell table:style-name="odsStyleTableCell-0d68c49217ea74ab10680e68fa687972" office:value-type="string">
            <text:p>0.91777</text:p>
          </table:table-cell>
        </table:table-row>
        <table:table-row table:style-name="ro1">
          <table:table-cell table:style-name="odsStyleTableCell-2da86e70f91c04f05528d25016d9dbf3" office:value-type="string">
            <text:p>JAPON</text:p>
          </table:table-cell>
          <table:table-cell table:style-name="odsStyleTableCell-2da86e70f91c04f05528d25016d9dbf3" office:value-type="string">
            <text:p>YEN</text:p>
          </table:table-cell>
          <table:table-cell table:style-name="odsStyleTableCell-2da86e70f91c04f05528d25016d9dbf3" office:value-type="string">
            <text:p>JPY</text:p>
          </table:table-cell>
          <table:table-cell table:style-name="odsStyleTableCell-0d68c49217ea74ab10680e68fa687972" office:value-type="string">
            <text:p>0.04593</text:p>
          </table:table-cell>
          <table:table-cell table:style-name="odsStyleTableCell-0d68c49217ea74ab10680e68fa687972" office:value-type="string">
            <text:p>149.36000</text:p>
          </table:table-cell>
        </table:table-row>
        <table:table-row table:style-name="ro1">
          <table:table-cell table:style-name="odsStyleTableCell-2da86e70f91c04f05528d25016d9dbf3" office:value-type="string">
            <text:p>ARABIA SAUDITA</text:p>
          </table:table-cell>
          <table:table-cell table:style-name="odsStyleTableCell-2da86e70f91c04f05528d25016d9dbf3" office:value-type="string">
            <text:p>RIYAL SAUDÍ</text:p>
          </table:table-cell>
          <table:table-cell table:style-name="odsStyleTableCell-2da86e70f91c04f05528d25016d9dbf3" office:value-type="string">
            <text:p>SAR</text:p>
          </table:table-cell>
          <table:table-cell table:style-name="odsStyleTableCell-0d68c49217ea74ab10680e68fa687972" office:value-type="string">
            <text:p>1.82909</text:p>
          </table:table-cell>
          <table:table-cell table:style-name="odsStyleTableCell-0d68c49217ea74ab10680e68fa687972" office:value-type="string">
            <text:p>3.75050</text:p>
          </table:table-cell>
        </table:table-row>
        <table:table-row table:style-name="ro1">
          <table:table-cell table:style-name="odsStyleTableCell-2da86e70f91c04f05528d25016d9dbf3" office:value-type="string">
            <text:p>ARGELIA</text:p>
          </table:table-cell>
          <table:table-cell table:style-name="odsStyleTableCell-2da86e70f91c04f05528d25016d9dbf3" office:value-type="string">
            <text:p>DINAR ARGELINO</text:p>
          </table:table-cell>
          <table:table-cell table:style-name="odsStyleTableCell-2da86e70f91c04f05528d25016d9dbf3" office:value-type="string">
            <text:p>DZD</text:p>
          </table:table-cell>
          <table:table-cell table:style-name="odsStyleTableCell-0d68c49217ea74ab10680e68fa687972" office:value-type="string">
            <text:p>0.05110</text:p>
          </table:table-cell>
          <table:table-cell table:style-name="odsStyleTableCell-0d68c49217ea74ab10680e68fa687972" office:value-type="string">
            <text:p>134.25900</text:p>
          </table:table-cell>
        </table:table-row>
        <table:table-row table:style-name="ro1">
          <table:table-cell table:style-name="odsStyleTableCell-2da86e70f91c04f05528d25016d9dbf3" office:value-type="string">
            <text:p>ARGENTINA</text:p>
          </table:table-cell>
          <table:table-cell table:style-name="odsStyleTableCell-2da86e70f91c04f05528d25016d9dbf3" office:value-type="string">
            <text:p>PESO</text:p>
          </table:table-cell>
          <table:table-cell table:style-name="odsStyleTableCell-2da86e70f91c04f05528d25016d9dbf3" office:value-type="string">
            <text:p>ARS</text:p>
          </table:table-cell>
          <table:table-cell table:style-name="odsStyleTableCell-0d68c49217ea74ab10680e68fa687972" office:value-type="string">
            <text:p>0.00811</text:p>
          </table:table-cell>
          <table:table-cell table:style-name="odsStyleTableCell-0d68c49217ea74ab10680e68fa687972" office:value-type="string">
            <text:p>845.75000</text:p>
          </table:table-cell>
        </table:table-row>
        <table:table-row table:style-name="ro1">
          <table:table-cell table:style-name="odsStyleTableCell-2da86e70f91c04f05528d25016d9dbf3" office:value-type="string">
            <text:p>AUSTRALIA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AUD</text:p>
          </table:table-cell>
          <table:table-cell table:style-name="odsStyleTableCell-0d68c49217ea74ab10680e68fa687972" office:value-type="string">
            <text:p>4.50427</text:p>
          </table:table-cell>
          <table:table-cell table:style-name="odsStyleTableCell-0d68c49217ea74ab10680e68fa687972" office:value-type="string">
            <text:p>1.52300</text:p>
          </table:table-cell>
        </table:table-row>
        <table:table-row table:style-name="ro1">
          <table:table-cell table:style-name="odsStyleTableCell-2da86e70f91c04f05528d25016d9dbf3" office:value-type="string">
            <text:p>BRASIL</text:p>
          </table:table-cell>
          <table:table-cell table:style-name="odsStyleTableCell-2da86e70f91c04f05528d25016d9dbf3" office:value-type="string">
            <text:p>REAL</text:p>
          </table:table-cell>
          <table:table-cell table:style-name="odsStyleTableCell-2da86e70f91c04f05528d25016d9dbf3" office:value-type="string">
            <text:p>BRL</text:p>
          </table:table-cell>
          <table:table-cell table:style-name="odsStyleTableCell-0d68c49217ea74ab10680e68fa687972" office:value-type="string">
            <text:p>1.38726</text:p>
          </table:table-cell>
          <table:table-cell table:style-name="odsStyleTableCell-0d68c49217ea74ab10680e68fa687972" office:value-type="string">
            <text:p>4.94500</text:p>
          </table:table-cell>
        </table:table-row>
        <table:table-row table:style-name="ro1">
          <table:table-cell table:style-name="odsStyleTableCell-2da86e70f91c04f05528d25016d9dbf3" office:value-type="string">
            <text:p>CANADA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CAD</text:p>
          </table:table-cell>
          <table:table-cell table:style-name="odsStyleTableCell-0d68c49217ea74ab10680e68fa687972" office:value-type="string">
            <text:p>5.07434</text:p>
          </table:table-cell>
          <table:table-cell table:style-name="odsStyleTableCell-0d68c49217ea74ab10680e68fa687972" office:value-type="string">
            <text:p>1.35190</text:p>
          </table:table-cell>
        </table:table-row>
        <table:table-row table:style-name="ro1">
          <table:table-cell table:style-name="odsStyleTableCell-2da86e70f91c04f05528d25016d9dbf3" office:value-type="string">
            <text:p>CHILE</text:p>
          </table:table-cell>
          <table:table-cell table:style-name="odsStyleTableCell-2da86e70f91c04f05528d25016d9dbf3" office:value-type="string">
            <text:p>PESO</text:p>
          </table:table-cell>
          <table:table-cell table:style-name="odsStyleTableCell-2da86e70f91c04f05528d25016d9dbf3" office:value-type="string">
            <text:p>CLP</text:p>
          </table:table-cell>
          <table:table-cell table:style-name="odsStyleTableCell-0d68c49217ea74ab10680e68fa687972" office:value-type="string">
            <text:p>0.00697</text:p>
          </table:table-cell>
          <table:table-cell table:style-name="odsStyleTableCell-0d68c49217ea74ab10680e68fa687972" office:value-type="string">
            <text:p>984.92000</text:p>
          </table:table-cell>
        </table:table-row>
        <table:table-row table:style-name="ro1">
          <table:table-cell table:style-name="odsStyleTableCell-2da86e70f91c04f05528d25016d9dbf3" office:value-type="string">
            <text:p>COLOMBIA</text:p>
          </table:table-cell>
          <table:table-cell table:style-name="odsStyleTableCell-2da86e70f91c04f05528d25016d9dbf3" office:value-type="string">
            <text:p>PESO</text:p>
          </table:table-cell>
          <table:table-cell table:style-name="odsStyleTableCell-2da86e70f91c04f05528d25016d9dbf3" office:value-type="string">
            <text:p>COP</text:p>
          </table:table-cell>
          <table:table-cell table:style-name="odsStyleTableCell-0d68c49217ea74ab10680e68fa687972" office:value-type="string">
            <text:p>0.00175</text:p>
          </table:table-cell>
          <table:table-cell table:style-name="odsStyleTableCell-0d68c49217ea74ab10680e68fa687972" office:value-type="string">
            <text:p>3,922.39000</text:p>
          </table:table-cell>
        </table:table-row>
        <table:table-row table:style-name="ro1">
          <table:table-cell table:style-name="odsStyleTableCell-2da86e70f91c04f05528d25016d9dbf3" office:value-type="string">
            <text:p>COREA DEL SUR</text:p>
          </table:table-cell>
          <table:table-cell table:style-name="odsStyleTableCell-2da86e70f91c04f05528d25016d9dbf3" office:value-type="string">
            <text:p>WON</text:p>
          </table:table-cell>
          <table:table-cell table:style-name="odsStyleTableCell-2da86e70f91c04f05528d25016d9dbf3" office:value-type="string">
            <text:p>KRW</text:p>
          </table:table-cell>
          <table:table-cell table:style-name="odsStyleTableCell-0d68c49217ea74ab10680e68fa687972" office:value-type="string">
            <text:p>0.00514</text:p>
          </table:table-cell>
          <table:table-cell table:style-name="odsStyleTableCell-0d68c49217ea74ab10680e68fa687972" office:value-type="string">
            <text:p>1,334.59000</text:p>
          </table:table-cell>
        </table:table-row>
        <table:table-row table:style-name="ro1">
          <table:table-cell table:style-name="odsStyleTableCell-2da86e70f91c04f05528d25016d9dbf3" office:value-type="string">
            <text:p>COSTA RICA</text:p>
          </table:table-cell>
          <table:table-cell table:style-name="odsStyleTableCell-2da86e70f91c04f05528d25016d9dbf3" office:value-type="string">
            <text:p>COLON COSTARRICENSE</text:p>
          </table:table-cell>
          <table:table-cell table:style-name="odsStyleTableCell-2da86e70f91c04f05528d25016d9dbf3" office:value-type="string">
            <text:p>CRC</text:p>
          </table:table-cell>
          <table:table-cell table:style-name="odsStyleTableCell-0d68c49217ea74ab10680e68fa687972" office:value-type="string">
            <text:p>0.01339</text:p>
          </table:table-cell>
          <table:table-cell table:style-name="odsStyleTableCell-0d68c49217ea74ab10680e68fa687972" office:value-type="string">
            <text:p>512.29000</text:p>
          </table:table-cell>
        </table:table-row>
        <table:table-row table:style-name="ro1">
          <table:table-cell table:style-name="odsStyleTableCell-2da86e70f91c04f05528d25016d9dbf3" office:value-type="string">
            <text:p>REPUBLICA CHECA</text:p>
          </table:table-cell>
          <table:table-cell table:style-name="odsStyleTableCell-2da86e70f91c04f05528d25016d9dbf3" office:value-type="string">
            <text:p>CORONA CHECA</text:p>
          </table:table-cell>
          <table:table-cell table:style-name="odsStyleTableCell-2da86e70f91c04f05528d25016d9dbf3" office:value-type="string">
            <text:p>CZK</text:p>
          </table:table-cell>
          <table:table-cell table:style-name="odsStyleTableCell-0d68c49217ea74ab10680e68fa687972" office:value-type="string">
            <text:p>0.29477</text:p>
          </table:table-cell>
          <table:table-cell table:style-name="odsStyleTableCell-0d68c49217ea74ab10680e68fa687972" office:value-type="string">
            <text:p>23.27220</text:p>
          </table:table-cell>
        </table:table-row>
        <table:table-row table:style-name="ro1">
          <table:table-cell table:style-name="odsStyleTableCell-2da86e70f91c04f05528d25016d9dbf3" office:value-type="string">
            <text:p>DINAMARCA</text:p>
          </table:table-cell>
          <table:table-cell table:style-name="odsStyleTableCell-2da86e70f91c04f05528d25016d9dbf3" office:value-type="string">
            <text:p>CORONA</text:p>
          </table:table-cell>
          <table:table-cell table:style-name="odsStyleTableCell-2da86e70f91c04f05528d25016d9dbf3" office:value-type="string">
            <text:p>DKK</text:p>
          </table:table-cell>
          <table:table-cell table:style-name="odsStyleTableCell-0d68c49217ea74ab10680e68fa687972" office:value-type="string">
            <text:p>1.00276</text:p>
          </table:table-cell>
          <table:table-cell table:style-name="odsStyleTableCell-0d68c49217ea74ab10680e68fa687972" office:value-type="string">
            <text:p>6.84110</text:p>
          </table:table-cell>
        </table:table-row>
        <table:table-row table:style-name="ro1">
          <table:table-cell table:style-name="odsStyleTableCell-2da86e70f91c04f05528d25016d9dbf3" office:value-type="string">
            <text:p>ECUADOR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USD</text:p>
          </table:table-cell>
          <table:table-cell table:style-name="odsStyleTableCell-0d68c49217ea74ab10680e68fa687972" office:value-type="string">
            <text:p>6.86000</text:p>
          </table:table-cell>
          <table:table-cell table:style-name="odsStyleTableCell-0d68c49217ea74ab10680e68fa687972" office:value-type="string">
            <text:p>1.00000</text:p>
          </table:table-cell>
        </table:table-row>
        <table:table-row table:style-name="ro1">
          <table:table-cell table:style-name="odsStyleTableCell-2da86e70f91c04f05528d25016d9dbf3" office:value-type="string">
            <text:p>EMIRATOS ARABES</text:p>
          </table:table-cell>
          <table:table-cell table:style-name="odsStyleTableCell-2da86e70f91c04f05528d25016d9dbf3" office:value-type="string">
            <text:p>DIRHAM</text:p>
          </table:table-cell>
          <table:table-cell table:style-name="odsStyleTableCell-2da86e70f91c04f05528d25016d9dbf3" office:value-type="string">
            <text:p>AED</text:p>
          </table:table-cell>
          <table:table-cell table:style-name="odsStyleTableCell-0d68c49217ea74ab10680e68fa687972" office:value-type="string">
            <text:p>1.86773</text:p>
          </table:table-cell>
          <table:table-cell table:style-name="odsStyleTableCell-0d68c49217ea74ab10680e68fa687972" office:value-type="string">
            <text:p>3.67290</text:p>
          </table:table-cell>
        </table:table-row>
        <table:table-row table:style-name="ro1">
          <table:table-cell table:style-name="odsStyleTableCell-2da86e70f91c04f05528d25016d9dbf3" office:value-type="string">
            <text:p>FILIPINAS</text:p>
          </table:table-cell>
          <table:table-cell table:style-name="odsStyleTableCell-2da86e70f91c04f05528d25016d9dbf3" office:value-type="string">
            <text:p>PESO FILIPINO</text:p>
          </table:table-cell>
          <table:table-cell table:style-name="odsStyleTableCell-2da86e70f91c04f05528d25016d9dbf3" office:value-type="string">
            <text:p>PHP</text:p>
          </table:table-cell>
          <table:table-cell table:style-name="odsStyleTableCell-0d68c49217ea74ab10680e68fa687972" office:value-type="string">
            <text:p>0.12277</text:p>
          </table:table-cell>
          <table:table-cell table:style-name="odsStyleTableCell-0d68c49217ea74ab10680e68fa687972" office:value-type="string">
            <text:p>55.87800</text:p>
          </table:table-cell>
        </table:table-row>
        <table:table-row table:style-name="ro1">
          <table:table-cell table:style-name="odsStyleTableCell-2da86e70f91c04f05528d25016d9dbf3" office:value-type="string">
            <text:p>HAITÍ</text:p>
          </table:table-cell>
          <table:table-cell table:style-name="odsStyleTableCell-2da86e70f91c04f05528d25016d9dbf3" office:value-type="string">
            <text:p>GOURDE</text:p>
          </table:table-cell>
          <table:table-cell table:style-name="odsStyleTableCell-2da86e70f91c04f05528d25016d9dbf3" office:value-type="string">
            <text:p>HTG</text:p>
          </table:table-cell>
          <table:table-cell table:style-name="odsStyleTableCell-0d68c49217ea74ab10680e68fa687972" office:value-type="string">
            <text:p>0.05201</text:p>
          </table:table-cell>
          <table:table-cell table:style-name="odsStyleTableCell-0d68c49217ea74ab10680e68fa687972" office:value-type="string">
            <text:p>131.89000</text:p>
          </table:table-cell>
        </table:table-row>
        <table:table-row table:style-name="ro1">
          <table:table-cell table:style-name="odsStyleTableCell-2da86e70f91c04f05528d25016d9dbf3" office:value-type="string">
            <text:p>HONG KONG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HKD</text:p>
          </table:table-cell>
          <table:table-cell table:style-name="odsStyleTableCell-0d68c49217ea74ab10680e68fa687972" office:value-type="string">
            <text:p>0.87673</text:p>
          </table:table-cell>
          <table:table-cell table:style-name="odsStyleTableCell-0d68c49217ea74ab10680e68fa687972" office:value-type="string">
            <text:p>7.82450</text:p>
          </table:table-cell>
        </table:table-row>
        <table:table-row table:style-name="ro1">
          <table:table-cell table:style-name="odsStyleTableCell-2da86e70f91c04f05528d25016d9dbf3" office:value-type="string">
            <text:p>INDIA</text:p>
          </table:table-cell>
          <table:table-cell table:style-name="odsStyleTableCell-2da86e70f91c04f05528d25016d9dbf3" office:value-type="string">
            <text:p>RUPIA</text:p>
          </table:table-cell>
          <table:table-cell table:style-name="odsStyleTableCell-2da86e70f91c04f05528d25016d9dbf3" office:value-type="string">
            <text:p>INR</text:p>
          </table:table-cell>
          <table:table-cell table:style-name="odsStyleTableCell-0d68c49217ea74ab10680e68fa687972" office:value-type="string">
            <text:p>0.08282</text:p>
          </table:table-cell>
          <table:table-cell table:style-name="odsStyleTableCell-0d68c49217ea74ab10680e68fa687972" office:value-type="string">
            <text:p>82.83000</text:p>
          </table:table-cell>
        </table:table-row>
        <table:table-row table:style-name="ro1">
          <table:table-cell table:style-name="odsStyleTableCell-2da86e70f91c04f05528d25016d9dbf3" office:value-type="string">
            <text:p>INDONESIA</text:p>
          </table:table-cell>
          <table:table-cell table:style-name="odsStyleTableCell-2da86e70f91c04f05528d25016d9dbf3" office:value-type="string">
            <text:p>RUPIA INDONESIA</text:p>
          </table:table-cell>
          <table:table-cell table:style-name="odsStyleTableCell-2da86e70f91c04f05528d25016d9dbf3" office:value-type="string">
            <text:p>IDR</text:p>
          </table:table-cell>
          <table:table-cell table:style-name="odsStyleTableCell-0d68c49217ea74ab10680e68fa687972" office:value-type="string">
            <text:p>0.00044</text:p>
          </table:table-cell>
          <table:table-cell table:style-name="odsStyleTableCell-0d68c49217ea74ab10680e68fa687972" office:value-type="string">
            <text:p>15,700.00000</text:p>
          </table:table-cell>
        </table:table-row>
        <table:table-row table:style-name="ro1">
          <table:table-cell table:style-name="odsStyleTableCell-2da86e70f91c04f05528d25016d9dbf3" office:value-type="string">
            <text:p>ISRAEL</text:p>
          </table:table-cell>
          <table:table-cell table:style-name="odsStyleTableCell-2da86e70f91c04f05528d25016d9dbf3" office:value-type="string">
            <text:p>NUEVO SÉQUEL</text:p>
          </table:table-cell>
          <table:table-cell table:style-name="odsStyleTableCell-2da86e70f91c04f05528d25016d9dbf3" office:value-type="string">
            <text:p>ILS</text:p>
          </table:table-cell>
          <table:table-cell table:style-name="odsStyleTableCell-0d68c49217ea74ab10680e68fa687972" office:value-type="string">
            <text:p>1.91342</text:p>
          </table:table-cell>
          <table:table-cell table:style-name="odsStyleTableCell-0d68c49217ea74ab10680e68fa687972" office:value-type="string">
            <text:p>3.58520</text:p>
          </table:table-cell>
        </table:table-row>
        <table:table-row table:style-name="ro1">
          <table:table-cell table:style-name="odsStyleTableCell-2da86e70f91c04f05528d25016d9dbf3" office:value-type="string">
            <text:p>MALASIA</text:p>
          </table:table-cell>
          <table:table-cell table:style-name="odsStyleTableCell-2da86e70f91c04f05528d25016d9dbf3" office:value-type="string">
            <text:p>RINGGIT MALAYO</text:p>
          </table:table-cell>
          <table:table-cell table:style-name="odsStyleTableCell-2da86e70f91c04f05528d25016d9dbf3" office:value-type="string">
            <text:p>MYR</text:p>
          </table:table-cell>
          <table:table-cell table:style-name="odsStyleTableCell-0d68c49217ea74ab10680e68fa687972" office:value-type="string">
            <text:p>1.44961</text:p>
          </table:table-cell>
          <table:table-cell table:style-name="odsStyleTableCell-0d68c49217ea74ab10680e68fa687972" office:value-type="string">
            <text:p>4.73230</text:p>
          </table:table-cell>
        </table:table-row>
        <table:table-row table:style-name="ro1">
          <table:table-cell table:style-name="odsStyleTableCell-2da86e70f91c04f05528d25016d9dbf3" office:value-type="string">
            <text:p>MEXICO</text:p>
          </table:table-cell>
          <table:table-cell table:style-name="odsStyleTableCell-2da86e70f91c04f05528d25016d9dbf3" office:value-type="string">
            <text:p>PESO</text:p>
          </table:table-cell>
          <table:table-cell table:style-name="odsStyleTableCell-2da86e70f91c04f05528d25016d9dbf3" office:value-type="string">
            <text:p>MXN</text:p>
          </table:table-cell>
          <table:table-cell table:style-name="odsStyleTableCell-0d68c49217ea74ab10680e68fa687972" office:value-type="string">
            <text:p>0.40609</text:p>
          </table:table-cell>
          <table:table-cell table:style-name="odsStyleTableCell-0d68c49217ea74ab10680e68fa687972" office:value-type="string">
            <text:p>16.89260</text:p>
          </table:table-cell>
        </table:table-row>
        <table:table-row table:style-name="ro1">
          <table:table-cell table:style-name="odsStyleTableCell-2da86e70f91c04f05528d25016d9dbf3" office:value-type="string">
            <text:p>NORUEGA</text:p>
          </table:table-cell>
          <table:table-cell table:style-name="odsStyleTableCell-2da86e70f91c04f05528d25016d9dbf3" office:value-type="string">
            <text:p>CORONA</text:p>
          </table:table-cell>
          <table:table-cell table:style-name="odsStyleTableCell-2da86e70f91c04f05528d25016d9dbf3" office:value-type="string">
            <text:p>NOK</text:p>
          </table:table-cell>
          <table:table-cell table:style-name="odsStyleTableCell-0d68c49217ea74ab10680e68fa687972" office:value-type="string">
            <text:p>0.65348</text:p>
          </table:table-cell>
          <table:table-cell table:style-name="odsStyleTableCell-0d68c49217ea74ab10680e68fa687972" office:value-type="string">
            <text:p>10.49770</text:p>
          </table:table-cell>
        </table:table-row>
        <table:table-row table:style-name="ro1">
          <table:table-cell table:style-name="odsStyleTableCell-2da86e70f91c04f05528d25016d9dbf3" office:value-type="string">
            <text:p>PANAMÁ</text:p>
          </table:table-cell>
          <table:table-cell table:style-name="odsStyleTableCell-2da86e70f91c04f05528d25016d9dbf3" office:value-type="string">
            <text:p>BALBOA</text:p>
          </table:table-cell>
          <table:table-cell table:style-name="odsStyleTableCell-2da86e70f91c04f05528d25016d9dbf3" office:value-type="string">
            <text:p>PAB</text:p>
          </table:table-cell>
          <table:table-cell table:style-name="odsStyleTableCell-0d68c49217ea74ab10680e68fa687972" office:value-type="string">
            <text:p>6.86000</text:p>
          </table:table-cell>
          <table:table-cell table:style-name="odsStyleTableCell-0d68c49217ea74ab10680e68fa687972" office:value-type="string">
            <text:p>1.00000</text:p>
          </table:table-cell>
        </table:table-row>
        <table:table-row table:style-name="ro1">
          <table:table-cell table:style-name="odsStyleTableCell-2da86e70f91c04f05528d25016d9dbf3" office:value-type="string">
            <text:p>PARAGUAY</text:p>
          </table:table-cell>
          <table:table-cell table:style-name="odsStyleTableCell-2da86e70f91c04f05528d25016d9dbf3" office:value-type="string">
            <text:p>GUARANI</text:p>
          </table:table-cell>
          <table:table-cell table:style-name="odsStyleTableCell-2da86e70f91c04f05528d25016d9dbf3" office:value-type="string">
            <text:p>PYG</text:p>
          </table:table-cell>
          <table:table-cell table:style-name="odsStyleTableCell-0d68c49217ea74ab10680e68fa687972" office:value-type="string">
            <text:p>0.00094</text:p>
          </table:table-cell>
          <table:table-cell table:style-name="odsStyleTableCell-0d68c49217ea74ab10680e68fa687972" office:value-type="string">
            <text:p>7,283.70000</text:p>
          </table:table-cell>
        </table:table-row>
        <table:table-row table:style-name="ro1">
          <table:table-cell table:style-name="odsStyleTableCell-2da86e70f91c04f05528d25016d9dbf3" office:value-type="string">
            <text:p>PERU</text:p>
          </table:table-cell>
          <table:table-cell table:style-name="odsStyleTableCell-2da86e70f91c04f05528d25016d9dbf3" office:value-type="string">
            <text:p>NUEVO SOL</text:p>
          </table:table-cell>
          <table:table-cell table:style-name="odsStyleTableCell-2da86e70f91c04f05528d25016d9dbf3" office:value-type="string">
            <text:p>PEN</text:p>
          </table:table-cell>
          <table:table-cell table:style-name="odsStyleTableCell-0d68c49217ea74ab10680e68fa687972" office:value-type="string">
            <text:p>1.83693</text:p>
          </table:table-cell>
          <table:table-cell table:style-name="odsStyleTableCell-0d68c49217ea74ab10680e68fa687972" office:value-type="string">
            <text:p>3.73450</text:p>
          </table:table-cell>
        </table:table-row>
        <table:table-row table:style-name="ro1">
          <table:table-cell table:style-name="odsStyleTableCell-2da86e70f91c04f05528d25016d9dbf3" office:value-type="string">
            <text:p>REINO UNIDO</text:p>
          </table:table-cell>
          <table:table-cell table:style-name="odsStyleTableCell-2da86e70f91c04f05528d25016d9dbf3" office:value-type="string">
            <text:p>LIBRA</text:p>
          </table:table-cell>
          <table:table-cell table:style-name="odsStyleTableCell-2da86e70f91c04f05528d25016d9dbf3" office:value-type="string">
            <text:p>GBP</text:p>
          </table:table-cell>
          <table:table-cell table:style-name="odsStyleTableCell-0d68c49217ea74ab10680e68fa687972" office:value-type="string">
            <text:p>8.73896</text:p>
          </table:table-cell>
          <table:table-cell table:style-name="odsStyleTableCell-0d68c49217ea74ab10680e68fa687972" office:value-type="string">
            <text:p>0.78499</text:p>
          </table:table-cell>
        </table:table-row>
        <table:table-row table:style-name="ro1">
          <table:table-cell table:style-name="odsStyleTableCell-2da86e70f91c04f05528d25016d9dbf3" office:value-type="string">
            <text:p>REPÚBLICA DOMINICANA</text:p>
          </table:table-cell>
          <table:table-cell table:style-name="odsStyleTableCell-2da86e70f91c04f05528d25016d9dbf3" office:value-type="string">
            <text:p>PESO DOMINICANO</text:p>
          </table:table-cell>
          <table:table-cell table:style-name="odsStyleTableCell-2da86e70f91c04f05528d25016d9dbf3" office:value-type="string">
            <text:p>DOP</text:p>
          </table:table-cell>
          <table:table-cell table:style-name="odsStyleTableCell-0d68c49217ea74ab10680e68fa687972" office:value-type="string">
            <text:p>0.11662</text:p>
          </table:table-cell>
          <table:table-cell table:style-name="odsStyleTableCell-0d68c49217ea74ab10680e68fa687972" office:value-type="string">
            <text:p>58.82200</text:p>
          </table:table-cell>
        </table:table-row>
        <table:table-row table:style-name="ro1">
          <table:table-cell table:style-name="odsStyleTableCell-2da86e70f91c04f05528d25016d9dbf3" office:value-type="string">
            <text:p>REP.POPULAR CHINA</text:p>
          </table:table-cell>
          <table:table-cell table:style-name="odsStyleTableCell-2da86e70f91c04f05528d25016d9dbf3" office:value-type="string">
            <text:p>YUAN RENMINBI OFFSHORE</text:p>
          </table:table-cell>
          <table:table-cell table:style-name="odsStyleTableCell-2da86e70f91c04f05528d25016d9dbf3" office:value-type="string">
            <text:p>CNH</text:p>
          </table:table-cell>
          <table:table-cell table:style-name="odsStyleTableCell-0d68c49217ea74ab10680e68fa687972" office:value-type="string">
            <text:p>0.95147</text:p>
          </table:table-cell>
          <table:table-cell table:style-name="odsStyleTableCell-0d68c49217ea74ab10680e68fa687972" office:value-type="string">
            <text:p>7.20990</text:p>
          </table:table-cell>
        </table:table-row>
        <table:table-row table:style-name="ro1">
          <table:table-cell table:style-name="odsStyleTableCell-2da86e70f91c04f05528d25016d9dbf3" office:value-type="string">
            <text:p>RUSIA</text:p>
          </table:table-cell>
          <table:table-cell table:style-name="odsStyleTableCell-2da86e70f91c04f05528d25016d9dbf3" office:value-type="string">
            <text:p>RUBLO RUSO</text:p>
          </table:table-cell>
          <table:table-cell table:style-name="odsStyleTableCell-2da86e70f91c04f05528d25016d9dbf3" office:value-type="string">
            <text:p>RUB</text:p>
          </table:table-cell>
          <table:table-cell table:style-name="odsStyleTableCell-0d68c49217ea74ab10680e68fa687972" office:value-type="string">
            <text:p>0.07557</text:p>
          </table:table-cell>
          <table:table-cell table:style-name="odsStyleTableCell-0d68c49217ea74ab10680e68fa687972" office:value-type="string">
            <text:p>90.77250</text:p>
          </table:table-cell>
        </table:table-row>
        <table:table-row table:style-name="ro1">
          <table:table-cell table:style-name="odsStyleTableCell-2da86e70f91c04f05528d25016d9dbf3" office:value-type="string">
            <text:p>SINGAPUR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SGD</text:p>
          </table:table-cell>
          <table:table-cell table:style-name="odsStyleTableCell-0d68c49217ea74ab10680e68fa687972" office:value-type="string">
            <text:p>5.12323</text:p>
          </table:table-cell>
          <table:table-cell table:style-name="odsStyleTableCell-0d68c49217ea74ab10680e68fa687972" office:value-type="string">
            <text:p>1.33900</text:p>
          </table:table-cell>
        </table:table-row>
        <table:table-row table:style-name="ro1">
          <table:table-cell table:style-name="odsStyleTableCell-2da86e70f91c04f05528d25016d9dbf3" office:value-type="string">
            <text:p>SUDÁFRICA</text:p>
          </table:table-cell>
          <table:table-cell table:style-name="odsStyleTableCell-2da86e70f91c04f05528d25016d9dbf3" office:value-type="string">
            <text:p>RAND</text:p>
          </table:table-cell>
          <table:table-cell table:style-name="odsStyleTableCell-2da86e70f91c04f05528d25016d9dbf3" office:value-type="string">
            <text:p>ZAR</text:p>
          </table:table-cell>
          <table:table-cell table:style-name="odsStyleTableCell-0d68c49217ea74ab10680e68fa687972" office:value-type="string">
            <text:p>0.36418</text:p>
          </table:table-cell>
          <table:table-cell table:style-name="odsStyleTableCell-0d68c49217ea74ab10680e68fa687972" office:value-type="string">
            <text:p>18.83700</text:p>
          </table:table-cell>
        </table:table-row>
        <table:table-row table:style-name="ro1">
          <table:table-cell table:style-name="odsStyleTableCell-2da86e70f91c04f05528d25016d9dbf3" office:value-type="string">
            <text:p>SUECIA</text:p>
          </table:table-cell>
          <table:table-cell table:style-name="odsStyleTableCell-2da86e70f91c04f05528d25016d9dbf3" office:value-type="string">
            <text:p>CORONA</text:p>
          </table:table-cell>
          <table:table-cell table:style-name="odsStyleTableCell-2da86e70f91c04f05528d25016d9dbf3" office:value-type="string">
            <text:p>SEK</text:p>
          </table:table-cell>
          <table:table-cell table:style-name="odsStyleTableCell-0d68c49217ea74ab10680e68fa687972" office:value-type="string">
            <text:p>0.66621</text:p>
          </table:table-cell>
          <table:table-cell table:style-name="odsStyleTableCell-0d68c49217ea74ab10680e68fa687972" office:value-type="string">
            <text:p>10.29710</text:p>
          </table:table-cell>
        </table:table-row>
        <table:table-row table:style-name="ro1">
          <table:table-cell table:style-name="odsStyleTableCell-2da86e70f91c04f05528d25016d9dbf3" office:value-type="string">
            <text:p>SUIZA</text:p>
          </table:table-cell>
          <table:table-cell table:style-name="odsStyleTableCell-2da86e70f91c04f05528d25016d9dbf3" office:value-type="string">
            <text:p>FRANCO</text:p>
          </table:table-cell>
          <table:table-cell table:style-name="odsStyleTableCell-2da86e70f91c04f05528d25016d9dbf3" office:value-type="string">
            <text:p>CHF</text:p>
          </table:table-cell>
          <table:table-cell table:style-name="odsStyleTableCell-0d68c49217ea74ab10680e68fa687972" office:value-type="string">
            <text:p>7.77425</text:p>
          </table:table-cell>
          <table:table-cell table:style-name="odsStyleTableCell-0d68c49217ea74ab10680e68fa687972" office:value-type="string">
            <text:p>0.88240</text:p>
          </table:table-cell>
        </table:table-row>
        <table:table-row table:style-name="ro1">
          <table:table-cell table:style-name="odsStyleTableCell-2da86e70f91c04f05528d25016d9dbf3" office:value-type="string">
            <text:p>TAILANDIA</text:p>
          </table:table-cell>
          <table:table-cell table:style-name="odsStyleTableCell-2da86e70f91c04f05528d25016d9dbf3" office:value-type="string">
            <text:p>THAI BAHT</text:p>
          </table:table-cell>
          <table:table-cell table:style-name="odsStyleTableCell-2da86e70f91c04f05528d25016d9dbf3" office:value-type="string">
            <text:p>THB</text:p>
          </table:table-cell>
          <table:table-cell table:style-name="odsStyleTableCell-0d68c49217ea74ab10680e68fa687972" office:value-type="string">
            <text:p>0.19258</text:p>
          </table:table-cell>
          <table:table-cell table:style-name="odsStyleTableCell-0d68c49217ea74ab10680e68fa687972" office:value-type="string">
            <text:p>35.62200</text:p>
          </table:table-cell>
        </table:table-row>
        <table:table-row table:style-name="ro1">
          <table:table-cell table:style-name="odsStyleTableCell-2da86e70f91c04f05528d25016d9dbf3" office:value-type="string">
            <text:p>TAIWAN</text:p>
          </table:table-cell>
          <table:table-cell table:style-name="odsStyleTableCell-2da86e70f91c04f05528d25016d9dbf3" office:value-type="string">
            <text:p>DÓLAR</text:p>
          </table:table-cell>
          <table:table-cell table:style-name="odsStyleTableCell-2da86e70f91c04f05528d25016d9dbf3" office:value-type="string">
            <text:p>TWD</text:p>
          </table:table-cell>
          <table:table-cell table:style-name="odsStyleTableCell-0d68c49217ea74ab10680e68fa687972" office:value-type="string">
            <text:p>0.21722</text:p>
          </table:table-cell>
          <table:table-cell table:style-name="odsStyleTableCell-0d68c49217ea74ab10680e68fa687972" office:value-type="string">
            <text:p>31.58100</text:p>
          </table:table-cell>
        </table:table-row>
        <table:table-row table:style-name="ro1">
          <table:table-cell table:style-name="odsStyleTableCell-2da86e70f91c04f05528d25016d9dbf3" office:value-type="string">
            <text:p>TÚNEZ</text:p>
          </table:table-cell>
          <table:table-cell table:style-name="odsStyleTableCell-2da86e70f91c04f05528d25016d9dbf3" office:value-type="string">
            <text:p>DINAR TUNECINO</text:p>
          </table:table-cell>
          <table:table-cell table:style-name="odsStyleTableCell-2da86e70f91c04f05528d25016d9dbf3" office:value-type="string">
            <text:p>TND</text:p>
          </table:table-cell>
          <table:table-cell table:style-name="odsStyleTableCell-0d68c49217ea74ab10680e68fa687972" office:value-type="string">
            <text:p>2.20636</text:p>
          </table:table-cell>
          <table:table-cell table:style-name="odsStyleTableCell-0d68c49217ea74ab10680e68fa687972" office:value-type="string">
            <text:p>3.10920</text:p>
          </table:table-cell>
        </table:table-row>
        <table:table-row table:style-name="ro1">
          <table:table-cell table:style-name="odsStyleTableCell-2da86e70f91c04f05528d25016d9dbf3" office:value-type="string">
            <text:p>TURQUÍA</text:p>
          </table:table-cell>
          <table:table-cell table:style-name="odsStyleTableCell-2da86e70f91c04f05528d25016d9dbf3" office:value-type="string">
            <text:p>LIRA TURCA</text:p>
          </table:table-cell>
          <table:table-cell table:style-name="odsStyleTableCell-2da86e70f91c04f05528d25016d9dbf3" office:value-type="string">
            <text:p>TRY</text:p>
          </table:table-cell>
          <table:table-cell table:style-name="odsStyleTableCell-0d68c49217ea74ab10680e68fa687972" office:value-type="string">
            <text:p>0.21596</text:p>
          </table:table-cell>
          <table:table-cell table:style-name="odsStyleTableCell-0d68c49217ea74ab10680e68fa687972" office:value-type="string">
            <text:p>31.76450</text:p>
          </table:table-cell>
        </table:table-row>
        <table:table-row table:style-name="ro1">
          <table:table-cell table:style-name="odsStyleTableCell-2da86e70f91c04f05528d25016d9dbf3" office:value-type="string">
            <text:p>URUGUAY</text:p>
          </table:table-cell>
          <table:table-cell table:style-name="odsStyleTableCell-2da86e70f91c04f05528d25016d9dbf3" office:value-type="string">
            <text:p>PESO</text:p>
          </table:table-cell>
          <table:table-cell table:style-name="odsStyleTableCell-2da86e70f91c04f05528d25016d9dbf3" office:value-type="string">
            <text:p>UYU</text:p>
          </table:table-cell>
          <table:table-cell table:style-name="odsStyleTableCell-0d68c49217ea74ab10680e68fa687972" office:value-type="string">
            <text:p>0.17625</text:p>
          </table:table-cell>
          <table:table-cell table:style-name="odsStyleTableCell-0d68c49217ea74ab10680e68fa687972" office:value-type="string">
            <text:p>38.92250</text:p>
          </table:table-cell>
        </table:table-row>
        <table:table-row table:style-name="ro1">
          <table:table-cell table:style-name="odsStyleTableCell-2da86e70f91c04f05528d25016d9dbf3" office:value-type="string">
            <text:p>VENEZUELA</text:p>
          </table:table-cell>
          <table:table-cell table:style-name="odsStyleTableCell-2da86e70f91c04f05528d25016d9dbf3" office:value-type="string">
            <text:p>BOLIVAR DIGITAL</text:p>
          </table:table-cell>
          <table:table-cell table:style-name="odsStyleTableCell-2da86e70f91c04f05528d25016d9dbf3" office:value-type="string">
            <text:p>VES</text:p>
          </table:table-cell>
          <table:table-cell table:style-name="odsStyleTableCell-0d68c49217ea74ab10680e68fa687972" office:value-type="string">
            <text:p>0.19008</text:p>
          </table:table-cell>
          <table:table-cell table:style-name="odsStyleTableCell-0d68c49217ea74ab10680e68fa687972" office:value-type="string">
            <text:p>36.08960</text:p>
          </table:table-cell>
        </table:table-row>
        <table:table-row table:style-name="ro1">
          <table:table-cell table:style-name="odsStyleTableCell-2da86e70f91c04f05528d25016d9dbf3" office:value-type="string">
            <text:p>VIETNAM</text:p>
          </table:table-cell>
          <table:table-cell table:style-name="odsStyleTableCell-2da86e70f91c04f05528d25016d9dbf3" office:value-type="string">
            <text:p>DONG</text:p>
          </table:table-cell>
          <table:table-cell table:style-name="odsStyleTableCell-2da86e70f91c04f05528d25016d9dbf3" office:value-type="string">
            <text:p>VND</text:p>
          </table:table-cell>
          <table:table-cell table:style-name="odsStyleTableCell-0d68c49217ea74ab10680e68fa687972" office:value-type="string">
            <text:p>0.00028</text:p>
          </table:table-cell>
          <table:table-cell table:style-name="odsStyleTableCell-0d68c49217ea74ab10680e68fa687972" office:value-type="string">
            <text:p>24,680.00000</text:p>
          </table:table-cell>
        </table:table-row>
        <table:table-row table:style-name="ro1">
          <table:table-cell table:style-name="odsStyleTableCell-2da86e70f91c04f05528d25016d9dbf3" office:value-type="string">
            <text:p/>
          </table:table-cell>
          <table:table-cell table:style-name="odsStyleTableCell-2da86e70f91c04f05528d25016d9dbf3" office:value-type="string">
            <text:p>DERECHO ESPECIAL DE GIRO</text:p>
          </table:table-cell>
          <table:table-cell table:style-name="odsStyleTableCell-2da86e70f91c04f05528d25016d9dbf3" office:value-type="string">
            <text:p>USD/D.E.G.</text:p>
          </table:table-cell>
          <table:table-cell table:style-name="odsStyleTableCell-0d68c49217ea74ab10680e68fa687972" office:value-type="string">
            <text:p/>
          </table:table-cell>
          <table:table-cell table:style-name="odsStyleTableCell-0d68c49217ea74ab10680e68fa687972" office:value-type="string">
            <text:p>1.32980</text:p>
          </table:table-cell>
        </table:table-row>
        <table:table-row table:style-name="ro1">
          <table:table-cell table:style-name="odsStyleTableCell-2da86e70f91c04f05528d25016d9dbf3" office:value-type="string">
            <text:p/>
          </table:table-cell>
          <table:table-cell table:style-name="odsStyleTableCell-2da86e70f91c04f05528d25016d9dbf3" office:value-type="string">
            <text:p>UNIDAD DE FOMENTO DE VIVIENDA</text:p>
          </table:table-cell>
          <table:table-cell table:style-name="odsStyleTableCell-2da86e70f91c04f05528d25016d9dbf3" office:value-type="string">
            <text:p>Bs/UFV</text:p>
          </table:table-cell>
          <table:table-cell table:style-name="odsStyleTableCell-0d68c49217ea74ab10680e68fa687972" office:value-type="string">
            <text:p/>
          </table:table-cell>
          <table:table-cell table:style-name="odsStyleTableCell-0d68c49217ea74ab10680e68fa687972" office:value-type="string">
            <text:p>2.4832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fe323921add2990f0d128c473e3b3f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5949f19d738b8a45a97a9bad6d4f081" office:value-type="string">
            <text:p> </text:p>
          </table:table-cell>
          <table:table-cell table:style-name="odsStyleTableCell-d5949f19d738b8a45a97a9bad6d4f081" office:value-type="string">
            <text:p>UNIDAD MONETARIA</text:p>
          </table:table-cell>
          <table:table-cell table:style-name="odsStyleTableCell-d5949f19d738b8a45a97a9bad6d4f081" office:value-type="string">
            <text:p>MONEDA</text:p>
          </table:table-cell>
          <table:table-cell table:style-name="odsStyleTableCell-d5949f19d738b8a45a97a9bad6d4f081" office:value-type="string">
            <text:p>TIPO DE CAMBIO EN M.E.</text:p>
          </table:table-cell>
        </table:table-row>
        <table:table-row table:style-name="ro1">
          <table:table-cell table:style-name="odsStyleTableCell-2da86e70f91c04f05528d25016d9dbf3" office:value-type="string">
            <text:p>ORO</text:p>
          </table:table-cell>
          <table:table-cell table:style-name="odsStyleTableCell-2da86e70f91c04f05528d25016d9dbf3" office:value-type="string">
            <text:p>ONZA TROY ORO</text:p>
          </table:table-cell>
          <table:table-cell table:style-name="odsStyleTableCell-2da86e70f91c04f05528d25016d9dbf3" office:value-type="string">
            <text:p>USD./O.T.F.</text:p>
          </table:table-cell>
          <table:table-cell table:style-name="odsStyleTableCell-0d68c49217ea74ab10680e68fa687972" office:value-type="string">
            <text:p>2,144.35000</text:p>
          </table:table-cell>
        </table:table-row>
        <table:table-row table:style-name="ro1">
          <table:table-cell table:style-name="odsStyleTableCell-2da86e70f91c04f05528d25016d9dbf3" office:value-type="string">
            <text:p>PLATA</text:p>
          </table:table-cell>
          <table:table-cell table:style-name="odsStyleTableCell-2da86e70f91c04f05528d25016d9dbf3" office:value-type="string">
            <text:p>ONZA TROY PLATA</text:p>
          </table:table-cell>
          <table:table-cell table:style-name="odsStyleTableCell-2da86e70f91c04f05528d25016d9dbf3" office:value-type="string">
            <text:p>USD./O.T.F.</text:p>
          </table:table-cell>
          <table:table-cell table:style-name="odsStyleTableCell-0d68c49217ea74ab10680e68fa687972" office:value-type="string">
            <text:p>24.149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fe323921add2990f0d128c473e3b3f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5949f19d738b8a45a97a9bad6d4f081" office:value-type="string">
            <text:p> </text:p>
          </table:table-cell>
          <table:table-cell table:style-name="odsStyleTableCell-d5949f19d738b8a45a97a9bad6d4f081" office:value-type="string">
            <text:p>1 MES</text:p>
          </table:table-cell>
          <table:table-cell table:style-name="odsStyleTableCell-d5949f19d738b8a45a97a9bad6d4f081" office:value-type="string">
            <text:p>3 MESES</text:p>
          </table:table-cell>
          <table:table-cell table:style-name="odsStyleTableCell-d5949f19d738b8a45a97a9bad6d4f081" office:value-type="string">
            <text:p>6 MESES</text:p>
          </table:table-cell>
        </table:table-row>
        <table:table-row table:style-name="ro1">
          <table:table-cell table:style-name="odsStyleTableCell-c3b2ccc4c2931d6e956527d1170b0fa2" office:value-type="string">
            <text:p>TASA LIBOR(USD)</text:p>
          </table:table-cell>
          <table:table-cell table:style-name="odsStyleTableCell-0d68c49217ea74ab10680e68fa687972" office:value-type="string">
            <text:p>5.43</text:p>
          </table:table-cell>
          <table:table-cell table:style-name="odsStyleTableCell-0d68c49217ea74ab10680e68fa687972" office:value-type="string">
            <text:p>5.59</text:p>
          </table:table-cell>
          <table:table-cell table:style-name="odsStyleTableCell-0d68c49217ea74ab10680e68fa687972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da86e70f91c04f05528d25016d9dbf3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3</meta:creation-date>
    <meta:generator>ods générator</meta:generator>
    <dc:date>2024-10-18T20:18:33</dc:date>
    <meta:editing-duration>PT1S</meta:editing-duration>
    <meta:editing-cycles>1</meta:editing-cycles>
    <meta:document-statistic meta:table-count="1" meta:cell-count="4" meta:object-count="0"/>
  </office:meta>
</office:document-meta>
</file>